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41a" officeooo:paragraph-rsid="0001141a"/>
    </style:style>
    <style:style style:name="P2" style:family="paragraph" style:parent-style-name="Text_20_body" style:list-style-name="L1">
      <style:text-properties officeooo:rsid="0004948a" officeooo:paragraph-rsid="0004948a"/>
    </style:style>
    <style:style style:name="P3" style:family="paragraph" style:parent-style-name="Text_20_body" style:list-style-name="L1">
      <style:text-properties officeooo:rsid="00057379" officeooo:paragraph-rsid="00057379"/>
    </style:style>
    <style:style style:name="P4" style:family="paragraph" style:parent-style-name="Text_20_body" style:list-style-name="L1">
      <style:text-properties officeooo:rsid="000618fe" officeooo:paragraph-rsid="000618fe"/>
    </style:style>
    <style:style style:name="P5" style:family="paragraph" style:parent-style-name="Text_20_body" style:list-style-name="L1">
      <style:text-properties officeooo:rsid="0007b9a7" officeooo:paragraph-rsid="0007b9a7"/>
    </style:style>
    <style:style style:name="P6" style:family="paragraph" style:parent-style-name="Text_20_body" style:list-style-name="L1">
      <style:text-properties officeooo:rsid="00094827" officeooo:paragraph-rsid="00094827"/>
    </style:style>
    <style:style style:name="P7" style:family="paragraph" style:parent-style-name="Text_20_body" style:list-style-name="L1">
      <style:text-properties officeooo:rsid="000a1afe" officeooo:paragraph-rsid="000a1afe"/>
    </style:style>
    <style:style style:name="T1" style:family="text">
      <style:text-properties officeooo:rsid="000a77db"/>
    </style:style>
    <style:style style:name="T2" style:family="text">
      <style:text-properties officeooo:rsid="000ca9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opics covered in Java</text:p>
      <text:list xml:id="list4169091440" text:style-name="L1">
        <text:list-item>
          <text:p text:style-name="P2">User Input (Lesson2.java)</text:p>
        </text:list-item>
        <text:list-item>
          <text:p text:style-name="P3">If/Else Statements (Lesson2.java)</text:p>
        </text:list-item>
        <text:list-item>
          <text:p text:style-name="P3">Switch Statements (Lesson3.java)</text:p>
        </text:list-item>
        <text:list-item>
          <text:p text:style-name="P4">Mathematical Operations (Lesson3.java)</text:p>
        </text:list-item>
        <text:list-item>
          <text:p text:style-name="P5">Arrays (Lesson4.java)</text:p>
        </text:list-item>
        <text:list-item>
          <text:p text:style-name="P6">Floating Point Numbers (Lesson5.java)</text:p>
        </text:list-item>
        <text:list-item>
          <text:p text:style-name="P6">Functions (Lesson5.java)</text:p>
        </text:list-item>
        <text:list-item>
          <text:p text:style-name="P7">Classes and Objects (Lesson6.java, <text:span text:style-name="T2">Planet.java, </text:span><text:span text:style-name="T1">Main.java</text:span>)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2T23:30:33.921988849</meta:creation-date>
    <dc:date>2021-09-13T01:36:37.111783111</dc:date>
    <meta:editing-duration>PT1H45M39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9" meta:word-count="38" meta:character-count="298" meta:non-whitespace-character-count="277"/>
  </office:meta>
</office:document-meta>
</file>